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size="14pt" style:font-size-asian="14pt" style:font-size-complex="14pt" fo:language="en" fo:country="US"/>
    </style:style>
    <style:style style:name="P2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5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6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7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8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9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0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1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2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3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4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5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6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7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8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19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0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1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2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3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4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5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6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7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8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29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0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1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2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3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4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5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6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7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8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39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0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1" style:parent-style-name="Normal" style:family="paragraph">
      <style:paragraph-properties fo:margin-left="1in" fo:text-indent="0.5in">
        <style:tab-stops/>
      </style:paragraph-properties>
      <style:text-properties style:font-name-complex="Calibri" fo:font-size="14pt" style:font-size-asian="14pt" style:font-size-complex="14pt" fo:language="en" fo:country="US"/>
    </style:style>
    <style:style style:name="P42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3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4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5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6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7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8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49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50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P51" style:parent-style-name="Normal" style:family="paragraph">
      <style:text-properties style:font-name-complex="Calibri" fo:font-size="14pt" style:font-size-asian="14pt" style:font-size-complex="14pt" fo:language="en" fo:country="US"/>
    </style:style>
    <style:style style:name="T52" style:parent-style-name="DefaultParagraphFont" style:family="text">
      <style:text-properties style:font-name-complex="Calibri" fo:font-size="14pt" style:font-size-asian="14pt" style:font-size-complex="14pt" fo:language="en" fo:country="US"/>
    </style:style>
  </office:automatic-styles>
  <office:body>
    <office:text text:use-soft-page-breaks="true">
      <text:p text:style-name="P1">&lt;program&gt; -&gt; “void main(){“</text:p>
      <text:p text:style-name="P2"><text:tab/><text:tab/><text:tab/>&lt;instructions &gt;</text:p>
      <text:p text:style-name="P3"><text:tab/><text:tab/>“}”</text:p>
      <text:p text:style-name="P4">&lt;instructions&gt; -&gt; &lt;instr&gt; “;” | &lt;instr&gt;”;” &lt;instructions&gt;</text:p>
      <text:p text:style-name="P5">&lt;instr&gt; -&gt; &lt;instr_attr&gt; | &lt;instr_I0&gt; | &lt;instr_cond&gt; | &lt;instr_cicl&gt;</text:p>
      <text:p text:style-name="P6">&lt;instr_attr&gt; -&gt; &lt;data_type&gt; “<text:s/>”<text:s/>&lt;var_init&gt;”;”<text:s text:c="2"/>| &lt;var_init&gt;“;”</text:p>
      <text:p text:style-name="P7">&lt;data_type&gt; -&gt; “int”<text:s/>|<text:s/>“double”<text:s/>|<text:s/>&lt;user_type&gt;</text:p>
      <text:p text:style-name="P8">&lt;user_type&gt; -&gt; &lt;struct&gt;<text:s/></text:p>
      <text:p text:style-name="P9">&lt;struct&gt; -&gt; “struct” &lt;var&gt; “{“</text:p>
      <text:p text:style-name="P10"><text:tab/><text:tab/>&lt;instr_attr&gt;</text:p>
      <text:p text:style-name="P11"><text:tab/><text:tab/>“};”</text:p>
      <text:p text:style-name="P12">&lt;var&gt; -&gt; [a-z] {1,8}</text:p>
      <text:p text:style-name="P13">&lt;var_init&gt; -&gt;<text:s/>&lt;var&gt;"="&lt;expr&gt;</text:p>
      <text:p text:style-name="P14">&lt;expr&gt; -&gt; &lt;term&gt; | &lt;term&gt;&lt;op_aritm&gt;&lt;expr&gt;</text:p>
      <text:p text:style-name="P15">&lt;op_aritm&gt; -&gt; "+"|<text:s/>"-"|<text:s/>"*"<text:s/>| “%”<text:s/></text:p>
      <text:p text:style-name="P16">&lt;term&gt; -&gt; &lt;var&gt; | &lt;const_nr&gt;</text:p>
      <text:p text:style-name="P17">&lt;const_nr&gt; -&gt; &lt;digit&gt; | &lt;digit&gt;&lt;const_nr&gt;</text:p>
      <text:p text:style-name="P18">&lt;digit&gt; -&gt;<text:s/>^(0|-?[1-9][0-9]{0,8})$ |<text:s/>&lt;double_digit&gt;</text:p>
      <text:p text:style-name="P19">&lt;double_digit&gt; -&gt; &lt;digit&gt; “.” &lt;digit&gt;</text:p>
      <text:p text:style-name="P20">&lt;instr_IO&gt; -&gt; &lt;instr_input&gt; | &lt;instr_output&gt;</text:p>
      <text:p text:style-name="P21">&lt;instr_input&gt; -&gt; “cin ”&lt;reading_opp&gt; “;”</text:p>
      <text:p text:style-name="P22">&lt;reading_opp&gt; -&gt;"&gt;&gt;" &lt;var&gt; | "&gt;&gt;" &lt;var&gt; &lt;read_opp&gt;</text:p>
      <text:p text:style-name="P23">&lt;instr_output&gt; -&gt; “cout” &lt;writing_opp&gt; “;”</text:p>
      <text:p text:style-name="P24">&lt;writing_opp&gt; -&gt; "&lt;&lt;" &lt;var_for_writing&gt; | "&lt;&lt;" &lt; var_for_writing &gt; &lt;writing_opp&gt;</text:p>
      <text:p text:style-name="P25">&lt; var_for_writing&gt; -&gt; &lt;var&gt; | &lt;string&gt; | &lt;const_nr&gt;|&lt;expr&gt;</text:p>
      <text:soft-page-break/>
      <text:p text:style-name="P26">&lt;string&gt; -&gt; "\"" &lt;char_sequence&gt; "\""</text:p>
      <text:p text:style-name="P27">&lt;char_sequence&gt; -&gt; &lt;char&gt; | &lt;char&gt;&lt;char_sequence&gt;</text:p>
      <text:p text:style-name="P28">&lt;char&gt; -&gt; any_character_except_double_quote</text:p>
      <text:p text:style-name="P29">&lt;instr_cond&gt; -&gt; &lt;simple_if&gt; | &lt;if_else&gt;</text:p>
      <text:p text:style-name="P30">&lt;simple_if&gt; -&gt; "if" "(" &lt;list_cond&gt; ")" "{"</text:p>
      <text:p text:style-name="P31"><text:tab/><text:tab/>&lt; instructions &gt;</text:p>
      <text:p text:style-name="P32"><text:tab/><text:s text:c="11"/>"}"<text:s/></text:p>
      <text:p text:style-name="P33">&lt;if_else&gt; -&gt; &lt;simple_if&gt;" "else" "{" &lt;instructiuni&gt; "}"</text:p>
      <text:p text:style-name="P34">&lt;list_cond&gt; -&gt; &lt;cond&gt; | &lt;cond&gt; &lt;op_logic&gt; &lt;list_cond&gt; | e<text:s/></text:p>
      <text:p text:style-name="P35">&lt;op_logic&gt; "&amp;&amp;" "|"</text:p>
      <text:p text:style-name="P36">&lt;cond&gt; -&gt; &lt;expr&gt; &lt;op_relationali&gt; &lt;expr&gt; | &lt;expr&gt;</text:p>
      <text:p text:style-name="P37">&lt;op_relationali&gt; "&lt;" |"&gt;" |"==" | "!=" |”&lt;=” | “&gt;=”<text:s/></text:p>
      <text:p text:style-name="P38"/>
      <text:p text:style-name="P39">&lt;instr_cicl&gt; -&gt; &lt;while&gt; | &lt;for&gt;</text:p>
      <text:p text:style-name="P40">&lt;while&gt; -&gt; “while (” &lt;list_cond&gt; “){”</text:p>
      <text:p text:style-name="P41">&lt; instructions &gt;</text:p>
      <text:p text:style-name="P42"><text:tab/><text:tab/>“}”</text:p>
      <text:p text:style-name="P43">&lt;for&gt; -&gt; “for(” &lt;instr_attr&gt; “;” &lt;list_cond&gt; “;” &lt;var_init&gt;”){”</text:p>
      <text:p text:style-name="P44"><text:tab/><text:tab/>&lt;instructions&gt;</text:p>
      <text:p text:style-name="P45"><text:tab/>“}”</text:p>
      <text:p text:style-name="P46"/>
      <text:p text:style-name="P47">“[“ &lt;const_nr&gt; “]”</text:p>
      <text:p text:style-name="P48">&lt;do&gt; -&gt; “do” “{“ &lt;instructions&gt; “}” “while” “(“ &lt;list_cond&gt; “)”</text:p>
      <text:p text:style-name="P49">else if(){</text:p>
      <text:p text:style-name="P50">}</text:p>
      <text:soft-page-break/>
      <text:p text:style-name="P51">for(;;)</text:p>
      <text:p text:style-name="Normal"><text:span text:style-name="T5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ro" fo:country="RO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lad dumitru</meta:initial-creator>
    <dc:creator>vlad dumitru</dc:creator>
    <meta:creation-date>2023-10-11T06:56:00Z</meta:creation-date>
    <dc:date>2023-10-11T07:40:00Z</dc:date>
    <meta:template xlink:href="Normal" xlink:type="simple"/>
    <meta:editing-cycles>19</meta:editing-cycles>
    <meta:editing-duration>PT2400S</meta:editing-duration>
    <meta:document-statistic meta:page-count="3" meta:paragraph-count="3" meta:word-count="261" meta:character-count="1747" meta:row-count="12" meta:non-whitespace-character-count="1489"/>
  </office:meta>
</office:document-meta>
</file>